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inkholes">
        <table:table-row>
          <table:table-cell>
            <text:p>Organization</text:p>
          </table:table-cell>
          <table:table-cell>
            <text:p>IP Range</text:p>
          </table:table-cell>
          <table:table-cell>
            <text:p>Whois</text:p>
          </table:table-cell>
          <table:table-cell>
            <text:p>Notes</text:p>
          </table:table-cell>
        </table:table-row>
        <table:table-row>
          <table:table-cell>
            <text:p>Anubis</text:p>
          </table:table-cell>
          <table:table-cell>
            <text:p>195.22.26.192/26</text:p>
          </table:table-cell>
          <table:table-cell>
            <text:p>anubisnetworks.com</text:p>
          </table:table-cell>
          <table:table-cell>
            <text:p>https://www.proofpoint.com/us/daily-ruleset-update-summary-2015-08-14</text:p>
          </table:table-cell>
        </table:table-row>
        <table:table-row>
          <table:table-cell>
            <text:p>Arbor Networks ASERT</text:p>
          </table:table-cell>
          <table:table-cell>
            <text:p>23.253.126.58</text:p>
          </table:table-cell>
          <table:table-cell>
            <text:p>arbor-sinkhole.net</text:p>
          </table:table-cell>
          <table:table-cell>
            <text:p>http://www.malwareurl.com/ns_listing.php?ns=ns1.arbor-sinkhole.net</text:p>
          </table:table-cell>
        </table:table-row>
        <table:table-row>
          <table:table-cell>
            <text:p>Arbor Networks ASERT</text:p>
          </table:table-cell>
          <table:table-cell>
            <text:p>168.181.184.35</text:p>
          </table:table-cell>
          <table:table-cell>
            <text:p>arbor-sinkhole.net</text:p>
          </table:table-cell>
          <table:table-cell>
            <text:p>http://www.malwareurl.com/ns_listing.php?ns=ns1.arbor-sinkhole.net</text:p>
          </table:table-cell>
        </table:table-row>
        <table:table-row>
          <table:table-cell>
            <text:p>Blacklab.io</text:p>
          </table:table-cell>
          <table:table-cell>
            <text:p>67.215.255.139</text:p>
          </table:table-cell>
          <table:table-cell>
            <text:p>sinkhole.blacklab.io</text:p>
          </table:table-cell>
          <table:table-cell>
            <text:p/>
          </table:table-cell>
        </table:table-row>
        <table:table-row>
          <table:table-cell>
            <text:p>blacklistthisdomain</text:p>
          </table:table-cell>
          <table:table-cell>
            <text:p>106.187.96.49</text:p>
          </table:table-cell>
          <table:table-cell>
            <text:p>sinkhole.blacklistthisdomain.com</text:p>
          </table:table-cell>
          <table:table-cell>
            <text:p/>
          </table:table-cell>
        </table:table-row>
        <table:table-row>
          <table:table-cell>
            <text:p>blacklistthisdomain</text:p>
          </table:table-cell>
          <table:table-cell>
            <text:p>81.166.122.234</text:p>
          </table:table-cell>
          <table:table-cell>
            <text:p>sinkhole.blacklistthisdomain.com</text:p>
          </table:table-cell>
          <table:table-cell>
            <text:p/>
          </table:table-cell>
        </table:table-row>
        <table:table-row>
          <table:table-cell>
            <text:p>Botnet Hunter</text:p>
          </table:table-cell>
          <table:table-cell>
            <text:p>52.5.245.208</text:p>
          </table:table-cell>
          <table:table-cell>
            <text:p>ec2-52-5-245-208.compute-1.amazonaws.com</text:p>
          </table:table-cell>
          <table:table-cell>
            <text:p/>
          </table:table-cell>
        </table:table-row>
        <table:table-row>
          <table:table-cell>
            <text:p>CERT Polska</text:p>
          </table:table-cell>
          <table:table-cell>
            <text:p>148.81.111.111</text:p>
          </table:table-cell>
          <table:table-cell>
            <text:p>sinkhole.cert.pl</text:p>
          </table:table-cell>
          <table:table-cell>
            <text:p/>
          </table:table-cell>
        </table:table-row>
        <table:table-row>
          <table:table-cell>
            <text:p>CERT Polska</text:p>
          </table:table-cell>
          <table:table-cell>
            <text:p>148.81.111.91</text:p>
          </table:table-cell>
          <table:table-cell>
            <text:p>sinkhole.cert.pl</text:p>
          </table:table-cell>
          <table:table-cell>
            <text:p/>
          </table:table-cell>
        </table:table-row>
        <table:table-row>
          <table:table-cell>
            <text:p>CERT Polska</text:p>
          </table:table-cell>
          <table:table-cell>
            <text:p>148.81.111.114</text:p>
          </table:table-cell>
          <table:table-cell>
            <text:p>sinkhole.cert.pl</text:p>
          </table:table-cell>
          <table:table-cell>
            <text:p/>
          </table:table-cell>
        </table:table-row>
        <table:table-row>
          <table:table-cell>
            <text:p>Conficker Working Group</text:p>
          </table:table-cell>
          <table:table-cell>
            <text:p>136.161.101.53</text:p>
          </table:table-cell>
          <table:table-cell>
            <text:p>conficker-sinkhole.com</text:p>
          </table:table-cell>
          <table:table-cell>
            <text:p/>
          </table:table-cell>
        </table:table-row>
        <table:table-row>
          <table:table-cell>
            <text:p>Dr. Web</text:p>
          </table:table-cell>
          <table:table-cell>
            <text:p>91.233.244.106</text:p>
          </table:table-cell>
          <table:table-cell>
            <text:p>http://doc.emergingthreats.net/bin/view/Main/2016997</text:p>
          </table:table-cell>
          <table:table-cell>
            <text:p/>
          </table:table-cell>
        </table:table-row>
        <table:table-row>
          <table:table-cell>
            <text:p>Endgame</text:p>
          </table:table-cell>
          <table:table-cell>
            <text:p>166.78.144.80</text:p>
          </table:table-cell>
          <table:table-cell>
            <text:p>s01.snkhole.mal-ware.susp-nded.domain</text:p>
          </table:table-cell>
          <table:table-cell>
            <text:p>http://www.kleissner.org</text:p>
          </table:table-cell>
        </table:table-row>
        <table:table-row>
          <table:table-cell>
            <text:p>Farsight</text:p>
          </table:table-cell>
          <table:table-cell>
            <text:p>104.244.12.0/22</text:p>
          </table:table-cell>
          <table:table-cell>
            <text:p>sinkhole-iad1-2.cwg.fsi.io</text:p>
          </table:table-cell>
          <table:table-cell>
            <text:p/>
          </table:table-cell>
        </table:table-row>
        <table:table-row>
          <table:table-cell>
            <text:p>FBI</text:p>
          </table:table-cell>
          <table:table-cell>
            <text:p>142.0.36.234</text:p>
          </table:table-cell>
          <table:table-cell>
            <text:p>VolumeDrive</text:p>
          </table:table-cell>
          <table:table-cell>
            <text:p/>
          </table:table-cell>
        </table:table-row>
        <table:table-row>
          <table:table-cell>
            <text:p>Fitsec</text:p>
          </table:table-cell>
          <table:table-cell>
            <text:p>193.166.255.171</text:p>
          </table:table-cell>
          <table:table-cell>
            <text:p>Funet CERT</text:p>
          </table:table-cell>
          <table:table-cell>
            <text:p/>
          </table:table-cell>
        </table:table-row>
        <table:table-row>
          <table:table-cell>
            <text:p>Georgia Tech</text:p>
          </table:table-cell>
          <table:table-cell>
            <text:p>143.215.130.0/24</text:p>
          </table:table-cell>
          <table:table-cell>
            <text:p>Georgia Institute of Technology</text:p>
          </table:table-cell>
          <table:table-cell>
            <text:p/>
          </table:table-cell>
        </table:table-row>
        <table:table-row>
          <table:table-cell>
            <text:p>Georgia Tech</text:p>
          </table:table-cell>
          <table:table-cell>
            <text:p>198.61.227.6</text:p>
          </table:table-cell>
          <table:table-cell>
            <text:p>Rackspace</text:p>
          </table:table-cell>
          <table:table-cell>
            <text:p>www.kleissner.org</text:p>
          </table:table-cell>
        </table:table-row>
        <table:table-row>
          <table:table-cell>
            <text:p>Georgia Tech</text:p>
          </table:table-cell>
          <table:table-cell>
            <text:p>50.57.148.87</text:p>
          </table:table-cell>
          <table:table-cell>
            <text:p>Slicehost</text:p>
          </table:table-cell>
          <table:table-cell>
            <text:p>www.kleissner.org</text:p>
          </table:table-cell>
        </table:table-row>
        <table:table-row>
          <table:table-cell>
            <text:p>Gladtech</text:p>
          </table:table-cell>
          <table:table-cell>
            <text:p>74.200.48.169</text:p>
          </table:table-cell>
          <table:table-cell>
            <text:p>sinkhole.gladtech.net</text:p>
          </table:table-cell>
          <table:table-cell>
            <text:p/>
          </table:table-cell>
        </table:table-row>
        <table:table-row>
          <table:table-cell>
            <text:p>Helse CSIRT</text:p>
          </table:table-cell>
          <table:table-cell>
            <text:p>91.186.66.36</text:p>
          </table:table-cell>
          <table:table-cell>
            <text:p>NORWEGIAN-HEALTH-NETWORK</text:p>
          </table:table-cell>
          <table:table-cell>
            <text:p/>
          </table:table-cell>
        </table:table-row>
        <table:table-row>
          <table:table-cell>
            <text:p>Hyas</text:p>
          </table:table-cell>
          <table:table-cell>
            <text:p>192.169.69.25</text:p>
          </table:table-cell>
          <table:table-cell>
            <text:p>sinkhole.hyas.com</text:p>
          </table:table-cell>
          <table:table-cell>
            <text:p/>
          </table:table-cell>
        </table:table-row>
        <table:table-row>
          <table:table-cell>
            <text:p>Kaspersky</text:p>
          </table:table-cell>
          <table:table-cell>
            <text:p>93.159.228.22</text:p>
          </table:table-cell>
          <table:table-cell>
            <text:p>sinkhole.kaspersky.com</text:p>
          </table:table-cell>
          <table:table-cell>
            <text:p/>
          </table:table-cell>
        </table:table-row>
        <table:table-row>
          <table:table-cell>
            <text:p>Kaspersky</text:p>
          </table:table-cell>
          <table:table-cell>
            <text:p>95.211.172.143</text:p>
          </table:table-cell>
          <table:table-cell>
            <text:p>sinkhole.kaspersky.com</text:p>
          </table:table-cell>
          <table:table-cell>
            <text:p/>
          </table:table-cell>
        </table:table-row>
        <table:table-row>
          <table:table-cell>
            <text:p>MalwareDomains</text:p>
          </table:table-cell>
          <table:table-cell>
            <text:p>139.146.167.25</text:p>
          </table:table-cell>
          <table:table-cell>
            <text:p>Computer Problem Solving (CPS)</text:p>
          </table:table-cell>
          <table:table-cell>
            <text:p/>
          </table:table-cell>
        </table:table-row>
        <table:table-row>
          <table:table-cell>
            <text:p>Microsoft</text:p>
          </table:table-cell>
          <table:table-cell>
            <text:p>131.253.18.11-12</text:p>
          </table:table-cell>
          <table:table-cell>
            <text:p>Microsoft</text:p>
          </table:table-cell>
          <table:table-cell>
            <text:p>http://doc.emergingthreats.net/bin/view/Main/2016101</text:p>
          </table:table-cell>
        </table:table-row>
        <table:table-row>
          <table:table-cell>
            <text:p>Microsoft</text:p>
          </table:table-cell>
          <table:table-cell>
            <text:p>199.2.137.0/24</text:p>
          </table:table-cell>
          <table:table-cell>
            <text:p>Microsoft</text:p>
          </table:table-cell>
          <table:table-cell>
            <text:p>https://lists.emergingthreats.net/pipermail/emerging-sigs/2013-June/022148.html</text:p>
          </table:table-cell>
        </table:table-row>
        <table:table-row>
          <table:table-cell>
            <text:p>Microsoft</text:p>
          </table:table-cell>
          <table:table-cell>
            <text:p>204.95.99.59</text:p>
          </table:table-cell>
          <table:table-cell>
            <text:p>Microsoft</text:p>
          </table:table-cell>
          <table:table-cell>
            <text:p>https://lists.emergingthreats.net/pipermail/emerging-sigs/2013-June/022148.html</text:p>
          </table:table-cell>
        </table:table-row>
        <table:table-row>
          <table:table-cell>
            <text:p>Microsoft</text:p>
          </table:table-cell>
          <table:table-cell>
            <text:p>207.46.90.0/24</text:p>
          </table:table-cell>
          <table:table-cell>
            <text:p>Microsoft</text:p>
          </table:table-cell>
          <table:table-cell>
            <text:p>https://lists.emergingthreats.net/pipermail/emerging-sigs/2013-June/022148.html</text:p>
          </table:table-cell>
        </table:table-row>
        <table:table-row>
          <table:table-cell>
            <text:p>PublicDomainRegistry</text:p>
          </table:table-cell>
          <table:table-cell>
            <text:p>109.74.196.143</text:p>
          </table:table-cell>
          <table:table-cell>
            <text:p>Linode</text:p>
          </table:table-cell>
          <table:table-cell>
            <text:p>www.kleissner.org</text:p>
          </table:table-cell>
        </table:table-row>
        <table:table-row>
          <table:table-cell>
            <text:p>PublicDomainRegistry</text:p>
          </table:table-cell>
          <table:table-cell>
            <text:p>50.116.56.144</text:p>
          </table:table-cell>
          <table:table-cell>
            <text:p>Linode</text:p>
          </table:table-cell>
          <table:table-cell>
            <text:p>www.kleissner.org</text:p>
          </table:table-cell>
        </table:table-row>
        <table:table-row>
          <table:table-cell>
            <text:p>PublicDomainRegistry</text:p>
          </table:table-cell>
          <table:table-cell>
            <text:p>50.116.32.177</text:p>
          </table:table-cell>
          <table:table-cell>
            <text:p>Linode</text:p>
          </table:table-cell>
          <table:table-cell>
            <text:p>www.kleissner.org</text:p>
          </table:table-cell>
        </table:table-row>
        <table:table-row>
          <table:table-cell>
            <text:p>PublicDomainRegistry</text:p>
          </table:table-cell>
          <table:table-cell>
            <text:p>178.79.190.156</text:p>
          </table:table-cell>
          <table:table-cell>
            <text:p>Linode</text:p>
          </table:table-cell>
          <table:table-cell>
            <text:p>www.kleissner.org</text:p>
          </table:table-cell>
        </table:table-row>
        <table:table-row>
          <table:table-cell>
            <text:p>Shadowserver</text:p>
          </table:table-cell>
          <table:table-cell>
            <text:p>87.106.24.200</text:p>
          </table:table-cell>
          <table:table-cell>
            <text:p>sinkhole-00.shadowserver.org</text:p>
          </table:table-cell>
          <table:table-cell>
            <text:p/>
          </table:table-cell>
        </table:table-row>
        <table:table-row>
          <table:table-cell>
            <text:p>Shadowserver</text:p>
          </table:table-cell>
          <table:table-cell>
            <text:p>87.106.26.9</text:p>
          </table:table-cell>
          <table:table-cell>
            <text:p>sinkhole-01.shadowserver.org</text:p>
          </table:table-cell>
          <table:table-cell>
            <text:p>http://marc.info/?l=emerging-sigs&amp;m=135764068231008&amp;w=2</text:p>
          </table:table-cell>
        </table:table-row>
        <table:table-row>
          <table:table-cell>
            <text:p>Shadowserver</text:p>
          </table:table-cell>
          <table:table-cell>
            <text:p>74.208.64.145</text:p>
          </table:table-cell>
          <table:table-cell>
            <text:p>sinkhole-02.shadowserver.org</text:p>
          </table:table-cell>
          <table:table-cell>
            <text:p/>
          </table:table-cell>
        </table:table-row>
        <table:table-row>
          <table:table-cell>
            <text:p>Shadowserver</text:p>
          </table:table-cell>
          <table:table-cell>
            <text:p>74.208.64.191</text:p>
          </table:table-cell>
          <table:table-cell>
            <text:p>sinkhole-03.shadowserver.org</text:p>
          </table:table-cell>
          <table:table-cell>
            <text:p/>
          </table:table-cell>
        </table:table-row>
        <table:table-row>
          <table:table-cell>
            <text:p>Shadowserver</text:p>
          </table:table-cell>
          <table:table-cell>
            <text:p>74.208.164.166</text:p>
          </table:table-cell>
          <table:table-cell>
            <text:p>sinkhole-04.shadowserver.org</text:p>
          </table:table-cell>
          <table:table-cell>
            <text:p/>
          </table:table-cell>
        </table:table-row>
        <table:table-row>
          <table:table-cell>
            <text:p>Shadowserver</text:p>
          </table:table-cell>
          <table:table-cell>
            <text:p>212.227.55.84</text:p>
          </table:table-cell>
          <table:table-cell>
            <text:p>sinkhole.shadowserver.org</text:p>
          </table:table-cell>
          <table:table-cell>
            <text:p/>
          </table:table-cell>
        </table:table-row>
        <table:table-row>
          <table:table-cell>
            <text:p>Shadowserver</text:p>
          </table:table-cell>
          <table:table-cell>
            <text:p>74.208.15.160</text:p>
          </table:table-cell>
          <table:table-cell>
            <text:p>sinkhole.shadowserver.org</text:p>
          </table:table-cell>
          <table:table-cell>
            <text:p/>
          </table:table-cell>
        </table:table-row>
        <table:table-row>
          <table:table-cell>
            <text:p>Shadowserver</text:p>
          </table:table-cell>
          <table:table-cell>
            <text:p>74.208.15.97</text:p>
          </table:table-cell>
          <table:table-cell>
            <text:p>sinkhole.shadowserver.org</text:p>
          </table:table-cell>
          <table:table-cell>
            <text:p/>
          </table:table-cell>
        </table:table-row>
        <table:table-row>
          <table:table-cell>
            <text:p>Shadowserver</text:p>
          </table:table-cell>
          <table:table-cell>
            <text:p>87.106.250.34</text:p>
          </table:table-cell>
          <table:table-cell>
            <text:p>sinkhole.shadowserver.org</text:p>
          </table:table-cell>
          <table:table-cell>
            <text:p>http://marc.info/?l=emerging-sigs&amp;m=135764068231008&amp;w=2</text:p>
          </table:table-cell>
        </table:table-row>
        <table:table-row>
          <table:table-cell>
            <text:p>Shadowserver</text:p>
          </table:table-cell>
          <table:table-cell>
            <text:p>87.106.86.28</text:p>
          </table:table-cell>
          <table:table-cell>
            <text:p>sinkhole.shadowserver.org</text:p>
          </table:table-cell>
          <table:table-cell>
            <text:p>http://marc.info/?l=emerging-sigs&amp;m=135764068231008&amp;w=2</text:p>
          </table:table-cell>
        </table:table-row>
        <table:table-row>
          <table:table-cell>
            <text:p>SIDN Labs</text:p>
          </table:table-cell>
          <table:table-cell>
            <text:p>176.58.104.168</text:p>
          </table:table-cell>
          <table:table-cell>
            <text:p>sinkhole.sidnlabs.nl</text:p>
          </table:table-cell>
          <table:table-cell>
            <text:p/>
          </table:table-cell>
        </table:table-row>
        <table:table-row>
          <table:table-cell>
            <text:p>sinkhole.DK</text:p>
          </table:table-cell>
          <table:table-cell>
            <text:p>212.227.20.19</text:p>
          </table:table-cell>
          <table:table-cell>
            <text:p>sinkhole.dk</text:p>
          </table:table-cell>
          <table:table-cell>
            <text:p/>
          </table:table-cell>
        </table:table-row>
        <table:table-row>
          <table:table-cell>
            <text:p>sinkhole.in</text:p>
          </table:table-cell>
          <table:table-cell>
            <text:p>86.124.164.25</text:p>
          </table:table-cell>
          <table:table-cell>
            <text:p>sinkhole.in</text:p>
          </table:table-cell>
          <table:table-cell>
            <text:p/>
          </table:table-cell>
        </table:table-row>
        <table:table-row>
          <table:table-cell>
            <text:p>sinkhole.tech</text:p>
          </table:table-cell>
          <table:table-cell>
            <text:p>79.137.66.14</text:p>
          </table:table-cell>
          <table:table-cell>
            <text:p>http3.sinkhole.tech</text:p>
          </table:table-cell>
          <table:table-cell>
            <text:p/>
          </table:table-cell>
        </table:table-row>
        <table:table-row>
          <table:table-cell>
            <text:p>sinkhole.tech</text:p>
          </table:table-cell>
          <table:table-cell>
            <text:p>95.211.174.92</text:p>
          </table:table-cell>
          <table:table-cell>
            <text:p>sinkhole.tech</text:p>
          </table:table-cell>
          <table:table-cell>
            <text:p/>
          </table:table-cell>
        </table:table-row>
        <table:table-row>
          <table:table-cell>
            <text:p>sinkhole.tech</text:p>
          </table:table-cell>
          <table:table-cell>
            <text:p>144.217.254.3</text:p>
          </table:table-cell>
          <table:table-cell>
            <text:p>http4.sinkhole.tech</text:p>
          </table:table-cell>
          <table:table-cell>
            <text:p/>
          </table:table-cell>
        </table:table-row>
        <table:table-row>
          <table:table-cell>
            <text:p>sinkhole.tech</text:p>
          </table:table-cell>
          <table:table-cell>
            <text:p>217.182.172.139</text:p>
          </table:table-cell>
          <table:table-cell>
            <text:p>http1.sinkhole.tech</text:p>
          </table:table-cell>
          <table:table-cell>
            <text:p/>
          </table:table-cell>
        </table:table-row>
        <table:table-row>
          <table:table-cell>
            <text:p>sinkhole.tech</text:p>
          </table:table-cell>
          <table:table-cell>
            <text:p>144.217.74.156</text:p>
          </table:table-cell>
          <table:table-cell>
            <text:p>http2.sinkhole.tech</text:p>
          </table:table-cell>
          <table:table-cell>
            <text:p/>
          </table:table-cell>
        </table:table-row>
        <table:table-row>
          <table:table-cell>
            <text:p>SISRA / Abuse.ch</text:p>
          </table:table-cell>
          <table:table-cell>
            <text:p>104.155.11.149</text:p>
          </table:table-cell>
          <table:table-cell>
            <text:p>this-domain-is-sinkholed-by.abuse.ch</text:p>
          </table:table-cell>
          <table:table-cell>
            <text:p/>
          </table:table-cell>
        </table:table-row>
        <table:table-row>
          <table:table-cell>
            <text:p>Spamhaus</text:p>
          </table:table-cell>
          <table:table-cell>
            <text:p>208.43.245.213</text:p>
          </table:table-cell>
          <table:table-cell>
            <text:p>sl-reverse.com</text:p>
          </table:table-cell>
          <table:table-cell>
            <text:p/>
          </table:table-cell>
        </table:table-row>
        <table:table-row>
          <table:table-cell>
            <text:p>Spamhaus</text:p>
          </table:table-cell>
          <table:table-cell>
            <text:p>173.192.192.10</text:p>
          </table:table-cell>
          <table:table-cell>
            <text:p>sl-reverse.com</text:p>
          </table:table-cell>
          <table:table-cell>
            <text:p/>
          </table:table-cell>
        </table:table-row>
        <table:table-row>
          <table:table-cell>
            <text:p>Spamhaus</text:p>
          </table:table-cell>
          <table:table-cell>
            <text:p>199.231.211.108</text:p>
          </table:table-cell>
          <table:table-cell>
            <text:p>sl-reverse.com</text:p>
          </table:table-cell>
          <table:table-cell>
            <text:p/>
          </table:table-cell>
        </table:table-row>
        <table:table-row>
          <table:table-cell>
            <text:p>Spamhaus</text:p>
          </table:table-cell>
          <table:table-cell>
            <text:p>198.98.120.157</text:p>
          </table:table-cell>
          <table:table-cell>
            <text:p>sl-reverse.com</text:p>
          </table:table-cell>
          <table:table-cell>
            <text:p/>
          </table:table-cell>
        </table:table-row>
        <table:table-row>
          <table:table-cell>
            <text:p>Spamhaus</text:p>
          </table:table-cell>
          <table:table-cell>
            <text:p>192.42.116.41</text:p>
          </table:table-cell>
          <table:table-cell>
            <text:p>sl-reverse.com</text:p>
          </table:table-cell>
          <table:table-cell>
            <text:p/>
          </table:table-cell>
        </table:table-row>
        <table:table-row>
          <table:table-cell>
            <text:p>Spamhaus</text:p>
          </table:table-cell>
          <table:table-cell>
            <text:p>87.255.51.229</text:p>
          </table:table-cell>
          <table:table-cell>
            <text:p>sl-reverse.com</text:p>
          </table:table-cell>
          <table:table-cell>
            <text:p/>
          </table:table-cell>
        </table:table-row>
        <table:table-row>
          <table:table-cell>
            <text:p>Team Cymru</text:p>
          </table:table-cell>
          <table:table-cell>
            <text:p>38.102.150.29</text:p>
          </table:table-cell>
          <table:table-cell>
            <text:p>conficker-sinkhole.net</text:p>
          </table:table-cell>
          <table:table-cell>
            <text:p/>
          </table:table-cell>
        </table:table-row>
        <table:table-row>
          <table:table-cell>
            <text:p>Team Cymru</text:p>
          </table:table-cell>
          <table:table-cell>
            <text:p>38.229.70.125</text:p>
          </table:table-cell>
          <table:table-cell>
            <text:p>conficker-sinkhole.net</text:p>
          </table:table-cell>
          <table:table-cell>
            <text:p/>
          </table:table-cell>
        </table:table-row>
        <table:table-row>
          <table:table-cell>
            <text:p>Torpig-Sinkhole</text:p>
          </table:table-cell>
          <table:table-cell>
            <text:p>212.227.55.84</text:p>
          </table:table-cell>
          <table:table-cell>
            <text:p>torpig-sinkhole.org</text:p>
          </table:table-cell>
          <table:table-cell>
            <text:p/>
          </table:table-cell>
        </table:table-row>
        <table:table-row>
          <table:table-cell>
            <text:p>Torpig-Sinkhole</text:p>
          </table:table-cell>
          <table:table-cell>
            <text:p>87.106.240.162</text:p>
          </table:table-cell>
          <table:table-cell>
            <text:p>torpig-sinkhole.org</text:p>
          </table:table-cell>
          <table:table-cell>
            <text:p/>
          </table:table-cell>
        </table:table-row>
        <table:table-row>
          <table:table-cell>
            <text:p>Torpig-Sinkhole</text:p>
          </table:table-cell>
          <table:table-cell>
            <text:p>87.106.140.254</text:p>
          </table:table-cell>
          <table:table-cell>
            <text:p>torpig-sinkhole.org</text:p>
          </table:table-cell>
          <table:table-cell>
            <text:p/>
          </table:table-cell>
        </table:table-row>
        <table:table-row>
          <table:table-cell>
            <text:p>Torpig-Sinkhole</text:p>
          </table:table-cell>
          <table:table-cell>
            <text:p>87.106.141.15</text:p>
          </table:table-cell>
          <table:table-cell>
            <text:p>torpig-sinkhole.org</text:p>
          </table:table-cell>
          <table:table-cell>
            <text:p/>
          </table:table-cell>
        </table:table-row>
        <table:table-row>
          <table:table-cell>
            <text:p>Wapack Labs</text:p>
          </table:table-cell>
          <table:table-cell>
            <text:p>23.253.46.64</text:p>
          </table:table-cell>
          <table:table-cell>
            <text:p/>
          </table:table-cell>
          <table:table-cell>
            <text:p>https://wapacklabs.blogspot.com/2016/07/wapack-labs-sinkhole-results-18.html</text:p>
          </table:table-cell>
        </table:table-row>
        <table:table-row>
          <table:table-cell>
            <text:p>Zinkhole.org</text:p>
          </table:table-cell>
          <table:table-cell>
            <text:p>176.31.62.76</text:p>
          </table:table-cell>
          <table:table-cell>
            <text:p>suspended-domain.org</text:p>
          </table:table-cell>
          <table:table-cell>
            <text:p/>
          </table:table-cell>
        </table:table-row>
        <table:table-row>
          <table:table-cell>
            <text:p>Zinkhole.org</text:p>
          </table:table-cell>
          <table:table-cell>
            <text:p>178.32.140.251</text:p>
          </table:table-cell>
          <table:table-cell>
            <text:p>suspended-domain.org</text:p>
          </table:table-cell>
          <table:table-cell>
            <text:p/>
          </table:table-cell>
        </table:table-row>
        <table:table-row>
          <table:table-cell>
            <text:p>Zinkhole.org</text:p>
          </table:table-cell>
          <table:table-cell>
            <text:p>94.23.175.2</text:p>
          </table:table-cell>
          <table:table-cell>
            <text:p>suspended-domain.org</text:p>
          </table:table-cell>
          <table:table-cell>
            <text:p/>
          </table:table-cell>
        </table:table-row>
        <table:table-row>
          <table:table-cell>
            <text:p>OpenDNS</text:p>
          </table:table-cell>
          <table:table-cell>
            <text:p>146.112.61.104-110</text:p>
          </table:table-cell>
          <table:table-cell>
            <text:p>hit-{block,botnet,adult,malware,phish,block,malware}.opendns.com</text:p>
          </table:table-cell>
          <table:table-cell>
            <text:p>https://support.opendns.com/hc/en-us/articles/227986927-What-are-the-Cisco-Umbrella-Block-Page-IP-Addresses-</text:p>
          </table:table-cell>
        </table:table-row>
        <table:table-row>
          <table:table-cell>
            <text:p>infosec.jp</text:p>
          </table:table-cell>
          <table:table-cell>
            <text:p>58.158.177.102</text:p>
          </table:table-cell>
          <table:table-cell>
            <text:p>UCOM Corp.</text:p>
          </table:table-cell>
          <table:table-cell>
            <text:p>https://github.com/grettir/malware-sinkholes/blob/905841db3b3cd86052d577c137ac9868c92dcb3b/malware_sinkholes.txt#L256</text:p>
          </table:table-cell>
        </table:table-row>
        <table:table-row>
          <table:table-cell>
            <text:p>CNCERT/CC</text:p>
          </table:table-cell>
          <table:table-cell>
            <text:p>183.236.2.18</text:p>
          </table:table-cell>
          <table:table-cell>
            <text:p>China Mobile communications corporation</text:p>
          </table:table-cell>
          <table:table-cell>
            <text:p/>
          </table:table-cell>
        </table:table-row>
        <table:table-row>
          <table:table-cell>
            <text:p>AnubisNetworks PT</text:p>
          </table:table-cell>
          <table:table-cell>
            <text:p>62.28.241.21</text:p>
          </table:table-cell>
          <table:table-cell>
            <text:p>anbtr.com</text:p>
          </table:table-cell>
          <table:table-cell>
            <text:p>https://github.com/grettir/malware-sinkholes</text:p>
          </table:table-cell>
        </table:table-row>
        <table:table-row>
          <table:table-cell>
            <text:p>AnubisNetworks PT</text:p>
          </table:table-cell>
          <table:table-cell>
            <text:p>89.115.44.100</text:p>
          </table:table-cell>
          <table:table-cell>
            <text:p>anbtr.com</text:p>
          </table:table-cell>
          <table:table-cell>
            <text:p>https://github.com/grettir/malware-sinkholes</text:p>
          </table:table-cell>
        </table:table-row>
        <table:table-row>
          <table:table-cell>
            <text:p>AnubisNetworks PT</text:p>
          </table:table-cell>
          <table:table-cell>
            <text:p>195.22.4.21</text:p>
          </table:table-cell>
          <table:table-cell>
            <text:p>anbtr.com</text:p>
          </table:table-cell>
          <table:table-cell>
            <text:p>https://github.com/grettir/malware-sinkholes</text:p>
          </table:table-cell>
        </table:table-row>
        <table:table-row>
          <table:table-cell>
            <text:p>AnubisNetworks PT</text:p>
          </table:table-cell>
          <table:table-cell>
            <text:p>195.22.28.192/27</text:p>
          </table:table-cell>
          <table:table-cell>
            <text:p>anbtr.com</text:p>
          </table:table-cell>
          <table:table-cell>
            <text:p>https://github.com/grettir/malware-sinkholes</text:p>
          </table:table-cell>
        </table:table-row>
        <table:table-row>
          <table:table-cell>
            <text:p>AnubisNetworks PT</text:p>
          </table:table-cell>
          <table:table-cell>
            <text:p>195.38.137.100</text:p>
          </table:table-cell>
          <table:table-cell>
            <text:p>anbtr.com</text:p>
          </table:table-cell>
          <table:table-cell>
            <text:p>https://github.com/grettir/malware-sinkholes</text:p>
          </table:table-cell>
        </table:table-row>
        <table:table-row>
          <table:table-cell>
            <text:p>AnubisNetworks PT</text:p>
          </table:table-cell>
          <table:table-cell>
            <text:p>195.157.15.100</text:p>
          </table:table-cell>
          <table:table-cell>
            <text:p>anbtr.com</text:p>
          </table:table-cell>
          <table:table-cell>
            <text:p>https://github.com/grettir/malware-sinkholes</text:p>
          </table:table-cell>
        </table:table-row>
        <table:table-row>
          <table:table-cell>
            <text:p>AnubisNetworks PT</text:p>
          </table:table-cell>
          <table:table-cell>
            <text:p>212.61.180.100</text:p>
          </table:table-cell>
          <table:table-cell>
            <text:p>anbtr.com</text:p>
          </table:table-cell>
          <table:table-cell>
            <text:p>https://github.com/grettir/malware-sinkholes</text:p>
          </table:table-cell>
        </table:table-row>
        <table:table-row>
          <table:table-cell>
            <text:p>Arbor Networks ASERT</text:p>
          </table:table-cell>
          <table:table-cell>
            <text:p>104.239.157.210</text:p>
          </table:table-cell>
          <table:table-cell>
            <text:p>arbor-sinkhole.net</text:p>
          </table:table-cell>
          <table:table-cell>
            <text:p>https://github.com/grettir/malware-sinkholes</text:p>
          </table:table-cell>
        </table:table-row>
        <table:table-row>
          <table:table-cell>
            <text:p>Bitdefender</text:p>
          </table:table-cell>
          <table:table-cell>
            <text:p>5.2.189.251</text:p>
          </table:table-cell>
          <table:table-cell>
            <text:p>Bitdefender</text:p>
          </table:table-cell>
          <table:table-cell>
            <text:p>https://github.com/grettir/malware-sinkholes</text:p>
          </table:table-cell>
        </table:table-row>
        <table:table-row>
          <table:table-cell>
            <text:p>Blue Coat</text:p>
          </table:table-cell>
          <table:table-cell>
            <text:p>54.208.168.113</text:p>
          </table:table-cell>
          <table:table-cell>
            <text:p>sinkhole1.bc-gin.com</text:p>
          </table:table-cell>
          <table:table-cell>
            <text:p>https://github.com/grettir/malware-sinkholes</text:p>
          </table:table-cell>
        </table:table-row>
        <table:table-row>
          <table:table-cell>
            <text:p>CERT Australia</text:p>
          </table:table-cell>
          <table:table-cell>
            <text:p>150.101.125.42</text:p>
          </table:table-cell>
          <table:table-cell>
            <text:p>cert.gov.au</text:p>
          </table:table-cell>
          <table:table-cell>
            <text:p>https://github.com/grettir/malware-sinkholes</text:p>
          </table:table-cell>
        </table:table-row>
        <table:table-row>
          <table:table-cell>
            <text:p>CERT Polska</text:p>
          </table:table-cell>
          <table:table-cell>
            <text:p>148.81.111.64/26</text:p>
          </table:table-cell>
          <table:table-cell>
            <text:p>sinkhole.cert.pl</text:p>
          </table:table-cell>
          <table:table-cell>
            <text:p>https://github.com/grettir/malware-sinkholes</text:p>
          </table:table-cell>
        </table:table-row>
        <table:table-row>
          <table:table-cell>
            <text:p>Check Point</text:p>
          </table:table-cell>
          <table:table-cell>
            <text:p>62.0.58.94</text:p>
          </table:table-cell>
          <table:table-cell>
            <text:p>Check Point</text:p>
          </table:table-cell>
          <table:table-cell>
            <text:p>https://supportcenter.checkpoint.com/supportcenter/portal?eventSubmit_doGoviewsolutiondetails=&amp;solutionid=sk74060</text:p>
          </table:table-cell>
        </table:table-row>
        <table:table-row>
          <table:table-cell>
            <text:p>CNCERT/CC</text:p>
          </table:table-cell>
          <table:table-cell>
            <text:p>221.8.69.25</text:p>
          </table:table-cell>
          <table:table-cell>
            <text:p>CNCERT/CC Conficker Sinkhole</text:p>
          </table:table-cell>
          <table:table-cell>
            <text:p>http://www.cert.org.cn/publish/main/10/2012/20120330183823753875835/20120330183823753875835_.html</text:p>
          </table:table-cell>
        </table:table-row>
        <table:table-row>
          <table:table-cell>
            <text:p>Dell SecureWorks</text:p>
          </table:table-cell>
          <table:table-cell>
            <text:p>45.56.77.175</text:p>
          </table:table-cell>
          <table:table-cell>
            <text:p>ctu-sinkhole@secureworks.com</text:p>
          </table:table-cell>
          <table:table-cell>
            <text:p>https://github.com/grettir/malware-sinkholes</text:p>
          </table:table-cell>
        </table:table-row>
        <table:table-row>
          <table:table-cell>
            <text:p>Farsight</text:p>
          </table:table-cell>
          <table:table-cell>
            <text:p>38.102.150.27</text:p>
          </table:table-cell>
          <table:table-cell>
            <text:p>conficker-sinkhole.net</text:p>
          </table:table-cell>
          <table:table-cell>
            <text:p>https://github.com/grettir/malware-sinkholes</text:p>
          </table:table-cell>
        </table:table-row>
        <table:table-row>
          <table:table-cell>
            <text:p>Farsight</text:p>
          </table:table-cell>
          <table:table-cell>
            <text:p>38.102.150.28/31</text:p>
          </table:table-cell>
          <table:table-cell>
            <text:p>conficker-sinkhole.net</text:p>
          </table:table-cell>
          <table:table-cell>
            <text:p>https://github.com/grettir/malware-sinkholes</text:p>
          </table:table-cell>
        </table:table-row>
        <table:table-row>
          <table:table-cell>
            <text:p>Farsight</text:p>
          </table:table-cell>
          <table:table-cell>
            <text:p>104.244.14.252/31</text:p>
          </table:table-cell>
          <table:table-cell>
            <text:p>sinkhole-iad1-1.cwg.fsi.io</text:p>
          </table:table-cell>
          <table:table-cell>
            <text:p>https://github.com/grettir/malware-sinkholes</text:p>
          </table:table-cell>
        </table:table-row>
        <table:table-row>
          <table:table-cell>
            <text:p>Farsight</text:p>
          </table:table-cell>
          <table:table-cell>
            <text:p>216.66.15.109</text:p>
          </table:table-cell>
          <table:table-cell>
            <text:p>Farsight Security</text:p>
          </table:table-cell>
          <table:table-cell>
            <text:p>https://github.com/grettir/malware-sinkholes</text:p>
          </table:table-cell>
        </table:table-row>
        <table:table-row>
          <table:table-cell>
            <text:p>FBI</text:p>
          </table:table-cell>
          <table:table-cell>
            <text:p>54.83.43.69</text:p>
          </table:table-cell>
          <table:table-cell>
            <text:p>Gameover ZeuS Sinkhole</text:p>
          </table:table-cell>
          <table:table-cell>
            <text:p>https://www.cybereason.com/the-fbi-vs-gameover-zeus-why-the-dga-based-botnet-wins/</text:p>
          </table:table-cell>
        </table:table-row>
        <table:table-row>
          <table:table-cell>
            <text:p>Fitsec</text:p>
          </table:table-cell>
          <table:table-cell>
            <text:p>193.166.255.170</text:p>
          </table:table-cell>
          <table:table-cell>
            <text:p>sinkhole.fitsec.com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23.92.16.214</text:p>
          </table:table-cell>
          <table:table-cell>
            <text:p>sinkdns.org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23.92.24.20</text:p>
          </table:table-cell>
          <table:table-cell>
            <text:p>sinkdns.org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23.239.17.167</text:p>
          </table:table-cell>
          <table:table-cell>
            <text:p>sinkdns.org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23.239.18.116</text:p>
          </table:table-cell>
          <table:table-cell>
            <text:p>sinkdns.org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45.79.141.164</text:p>
          </table:table-cell>
          <table:table-cell>
            <text:p>sinkdns.org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50.116.57.116</text:p>
          </table:table-cell>
          <table:table-cell>
            <text:p>sinkdns.org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69.61.12.90</text:p>
          </table:table-cell>
          <table:table-cell>
            <text:p>sinkdns.org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85.159.211.21</text:p>
          </table:table-cell>
          <table:table-cell>
            <text:p>sinkdns.org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85.159.211.119</text:p>
          </table:table-cell>
          <table:table-cell>
            <text:p>sinkdns.org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96.126.112.224</text:p>
          </table:table-cell>
          <table:table-cell>
            <text:p>sinkdns.org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106.186.21.174</text:p>
          </table:table-cell>
          <table:table-cell>
            <text:p>sinkdns.org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143.215.15.2</text:p>
          </table:table-cell>
          <table:table-cell>
            <text:p>Georgia Institute of Technology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143.215.130.42</text:p>
          </table:table-cell>
          <table:table-cell>
            <text:p>Georgia Institute of Technology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143.215.130.46</text:p>
          </table:table-cell>
          <table:table-cell>
            <text:p>Georgia Institute of Technology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178.79.159.82</text:p>
          </table:table-cell>
          <table:table-cell>
            <text:p>sinkdns.org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199.168.91.20</text:p>
          </table:table-cell>
          <table:table-cell>
            <text:p>sinkdns.org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212.71.250.4</text:p>
          </table:table-cell>
          <table:table-cell>
            <text:p>sinkdns.org</text:p>
          </table:table-cell>
          <table:table-cell>
            <text:p>https://github.com/grettir/malware-sinkholes</text:p>
          </table:table-cell>
        </table:table-row>
        <table:table-row>
          <table:table-cell>
            <text:p>Georgia Tech</text:p>
          </table:table-cell>
          <table:table-cell>
            <text:p>213.219.37.5</text:p>
          </table:table-cell>
          <table:table-cell>
            <text:p>sinkdns.org</text:p>
          </table:table-cell>
          <table:table-cell>
            <text:p>https://github.com/grettir/malware-sinkholes</text:p>
          </table:table-cell>
        </table:table-row>
        <table:table-row>
          <table:table-cell>
            <text:p>Kaspersky</text:p>
          </table:table-cell>
          <table:table-cell>
            <text:p>128.199.34.140</text:p>
          </table:table-cell>
          <table:table-cell>
            <text:p>sinkhole.kaspersky.com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85.214.50.92</text:p>
          </table:table-cell>
          <table:table-cell>
            <text:p>torpig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85.214.83.150</text:p>
          </table:table-cell>
          <table:table-cell>
            <text:p>torpig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87.106.18.112</text:p>
          </table:table-cell>
          <table:table-cell>
            <text:p>spyeye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87.106.18.116</text:p>
          </table:table-cell>
          <table:table-cell>
            <text:p>spyeye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87.106.18.122</text:p>
          </table:table-cell>
          <table:table-cell>
            <text:p>spyeye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87.106.18.136</text:p>
          </table:table-cell>
          <table:table-cell>
            <text:p>spyeye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87.106.18.141</text:p>
          </table:table-cell>
          <table:table-cell>
            <text:p>spyeye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87.106.18.146</text:p>
          </table:table-cell>
          <table:table-cell>
            <text:p>spyeye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87.106.190.153</text:p>
          </table:table-cell>
          <table:table-cell>
            <text:p>spyeye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87.106.190.154</text:p>
          </table:table-cell>
          <table:table-cell>
            <text:p>spyeye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87.106.190.157</text:p>
          </table:table-cell>
          <table:table-cell>
            <text:p>spyeye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87.106.190.163</text:p>
          </table:table-cell>
          <table:table-cell>
            <text:p>spyeye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87.106.190.165</text:p>
          </table:table-cell>
          <table:table-cell>
            <text:p>spyeye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87.106.190.167</text:p>
          </table:table-cell>
          <table:table-cell>
            <text:p>spyeye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87.106.190.169</text:p>
          </table:table-cell>
          <table:table-cell>
            <text:p>spyeye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212.227.20.93</text:p>
          </table:table-cell>
          <table:table-cell>
            <text:p>torpig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212.227.20.116</text:p>
          </table:table-cell>
          <table:table-cell>
            <text:p>torpig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212.227.20.164</text:p>
          </table:table-cell>
          <table:table-cell>
            <text:p>torpig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Malware/Torpig Cabal</text:p>
          </table:table-cell>
          <table:table-cell>
            <text:p>212.227.252.198</text:p>
          </table:table-cell>
          <table:table-cell>
            <text:p>torpig-s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Now-DNS</text:p>
          </table:table-cell>
          <table:table-cell>
            <text:p>158.69.201.47</text:p>
          </table:table-cell>
          <table:table-cell>
            <text:p>Now-DNS.com Sinkhole</text:p>
          </table:table-cell>
          <table:table-cell>
            <text:p>https://github.com/grettir/malware-sinkholes</text:p>
          </table:table-cell>
        </table:table-row>
        <table:table-row>
          <table:table-cell>
            <text:p>RSA Research</text:p>
          </table:table-cell>
          <table:table-cell>
            <text:p>67.205.153.100</text:p>
          </table:table-cell>
          <table:table-cell>
            <text:p>notasinkhole.com</text:p>
          </table:table-cell>
          <table:table-cell>
            <text:p>https://github.com/grettir/malware-sinkholes</text:p>
          </table:table-cell>
        </table:table-row>
        <table:table-row>
          <table:table-cell>
            <text:p>RSA Research</text:p>
          </table:table-cell>
          <table:table-cell>
            <text:p>104.236.150.45</text:p>
          </table:table-cell>
          <table:table-cell>
            <text:p>notasinkhole.com</text:p>
          </table:table-cell>
          <table:table-cell>
            <text:p>https://github.com/grettir/malware-sinkholes</text:p>
          </table:table-cell>
        </table:table-row>
        <table:table-row>
          <table:table-cell>
            <text:p>RSA Research</text:p>
          </table:table-cell>
          <table:table-cell>
            <text:p>104.236.158.189</text:p>
          </table:table-cell>
          <table:table-cell>
            <text:p>notasinkhole.com</text:p>
          </table:table-cell>
          <table:table-cell>
            <text:p>https://github.com/grettir/malware-sinkholes</text:p>
          </table:table-cell>
        </table:table-row>
        <table:table-row>
          <table:table-cell>
            <text:p>RSA Research</text:p>
          </table:table-cell>
          <table:table-cell>
            <text:p>128.199.76.241</text:p>
          </table:table-cell>
          <table:table-cell>
            <text:p>notasinkhole.com</text:p>
          </table:table-cell>
          <table:table-cell>
            <text:p>https://github.com/grettir/malware-sinkholes</text:p>
          </table:table-cell>
        </table:table-row>
        <table:table-row>
          <table:table-cell>
            <text:p>RSA Research</text:p>
          </table:table-cell>
          <table:table-cell>
            <text:p>128.199.108.0</text:p>
          </table:table-cell>
          <table:table-cell>
            <text:p>notasinkhole.com</text:p>
          </table:table-cell>
          <table:table-cell>
            <text:p>https://github.com/grettir/malware-sinkholes</text:p>
          </table:table-cell>
        </table:table-row>
        <table:table-row>
          <table:table-cell>
            <text:p>RSA Research</text:p>
          </table:table-cell>
          <table:table-cell>
            <text:p>159.203.210.188</text:p>
          </table:table-cell>
          <table:table-cell>
            <text:p>notasinkhole.com</text:p>
          </table:table-cell>
          <table:table-cell>
            <text:p>https://github.com/grettir/malware-sinkholes</text:p>
          </table:table-cell>
        </table:table-row>
        <table:table-row>
          <table:table-cell>
            <text:p>RSA Research</text:p>
          </table:table-cell>
          <table:table-cell>
            <text:p>159.203.214.47</text:p>
          </table:table-cell>
          <table:table-cell>
            <text:p>notasinkhole.com</text:p>
          </table:table-cell>
          <table:table-cell>
            <text:p>https://github.com/grettir/malware-sinkholes</text:p>
          </table:table-cell>
        </table:table-row>
        <table:table-row>
          <table:table-cell>
            <text:p>RSA Research</text:p>
          </table:table-cell>
          <table:table-cell>
            <text:p>192.241.211.14</text:p>
          </table:table-cell>
          <table:table-cell>
            <text:p>notasinkhole.com</text:p>
          </table:table-cell>
          <table:table-cell>
            <text:p>https://github.com/grettir/malware-sinkholes</text:p>
          </table:table-cell>
        </table:table-row>
        <table:table-row>
          <table:table-cell>
            <text:p>RSA Research</text:p>
          </table:table-cell>
          <table:table-cell>
            <text:p>198.199.105.129</text:p>
          </table:table-cell>
          <table:table-cell>
            <text:p>notasinkhole.com</text:p>
          </table:table-cell>
          <table:table-cell>
            <text:p>https://github.com/grettir/malware-sinkholes</text:p>
          </table:table-cell>
        </table:table-row>
        <table:table-row>
          <table:table-cell>
            <text:p>RSA Research</text:p>
          </table:table-cell>
          <table:table-cell>
            <text:p>209.249.180.243</text:p>
          </table:table-cell>
          <table:table-cell>
            <text:p>notasinkhole.com</text:p>
          </table:table-cell>
          <table:table-cell>
            <text:p>https://github.com/grettir/malware-sinkholes</text:p>
          </table:table-cell>
        </table:table-row>
        <table:table-row>
          <table:table-cell>
            <text:p>RSA Research</text:p>
          </table:table-cell>
          <table:table-cell>
            <text:p>209.249.180.246</text:p>
          </table:table-cell>
          <table:table-cell>
            <text:p>notasinkhole.com</text:p>
          </table:table-cell>
          <table:table-cell>
            <text:p>https://github.com/grettir/malware-sinkholes</text:p>
          </table:table-cell>
        </table:table-row>
        <table:table-row>
          <table:table-cell>
            <text:p>SecurityScorecard</text:p>
          </table:table-cell>
          <table:table-cell>
            <text:p>208.100.26.234</text:p>
          </table:table-cell>
          <table:table-cell>
            <text:p>honeybot.us</text:p>
          </table:table-cell>
          <table:table-cell>
            <text:p>https://github.com/grettir/malware-sinkholes</text:p>
          </table:table-cell>
        </table:table-row>
        <table:table-row>
          <table:table-cell>
            <text:p>SecurityScorecard</text:p>
          </table:table-cell>
          <table:table-cell>
            <text:p>208.100.26.251</text:p>
          </table:table-cell>
          <table:table-cell>
            <text:p>honeybot.us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5.79.71.205</text:p>
          </table:table-cell>
          <table:table-cell>
            <text:p>sc-a.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5.79.71.225</text:p>
          </table:table-cell>
          <table:table-cell>
            <text:p>sc-b.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50.21.181.152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74.208.153.9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85.17.31.82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85.17.31.122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87.106.20.192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87.106.34.1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87.106.149.145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87.106.149.153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87.106.253.18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178.162.203.202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178.162.203.211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178.162.203.226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178.162.217.107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184.105.192.2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213.165.83.176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216.218.135.114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216.218.185.162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hadowserver</text:p>
          </table:table-cell>
          <table:table-cell>
            <text:p>217.160.6.63</text:p>
          </table:table-cell>
          <table:table-cell>
            <text:p>sinkhole.shadowserver.org</text:p>
          </table:table-cell>
          <table:table-cell>
            <text:p>https://github.com/grettir/malware-sinkholes</text:p>
          </table:table-cell>
        </table:table-row>
        <table:table-row>
          <table:table-cell>
            <text:p>Spamhaus</text:p>
          </table:table-cell>
          <table:table-cell>
            <text:p>46.148.120.173</text:p>
          </table:table-cell>
          <table:table-cell>
            <text:p>sinkhole.ch</text:p>
          </table:table-cell>
          <table:table-cell>
            <text:p>https://github.com/grettir/malware-sinkholes</text:p>
          </table:table-cell>
        </table:table-row>
        <table:table-row>
          <table:table-cell>
            <text:p>Spamhaus</text:p>
          </table:table-cell>
          <table:table-cell>
            <text:p>192.42.119.41</text:p>
          </table:table-cell>
          <table:table-cell>
            <text:p>sinkhole.ch</text:p>
          </table:table-cell>
          <table:table-cell>
            <text:p>https://github.com/grettir/malware-sinkholes</text:p>
          </table:table-cell>
        </table:table-row>
        <table:table-row>
          <table:table-cell>
            <text:p>Vicheck.ca</text:p>
          </table:table-cell>
          <table:table-cell>
            <text:p>54.248.229.24/31</text:p>
          </table:table-cell>
          <table:table-cell>
            <text:p>Vicheck.ca</text:p>
          </table:table-cell>
          <table:table-cell>
            <text:p>https://github.com/grettir/malware-sinkholes</text:p>
          </table:table-cell>
        </table:table-row>
        <table:table-row>
          <table:table-cell>
            <text:p>Zinkhole.org</text:p>
          </table:table-cell>
          <table:table-cell>
            <text:p>87.98.254.64</text:p>
          </table:table-cell>
          <table:table-cell>
            <text:p>zinkhole.org</text:p>
          </table:table-cell>
          <table:table-cell>
            <text:p>https://github.com/grettir/malware-sinkholes</text:p>
          </table:table-cell>
        </table:table-row>
        <table:table-row>
          <table:table-cell>
            <text:p>Zinkhole.org</text:p>
          </table:table-cell>
          <table:table-cell>
            <text:p>151.80.78.61</text:p>
          </table:table-cell>
          <table:table-cell>
            <text:p>zinkhole.org</text:p>
          </table:table-cell>
          <table:table-cell>
            <text:p>https://github.com/grettir/malware-sinkhol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